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1" style:family="paragraph" style:parent-style-name="Table_20_Contents">
      <style:text-properties officeooo:rsid="00a074ce" officeooo:paragraph-rsid="00a074ce"/>
    </style:style>
    <style:style style:name="P82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3" style:list-style-name="">
      <style:text-properties officeooo:paragraph-rsid="009c1224"/>
    </style:style>
    <style:style style:name="P85" style:family="paragraph" style:parent-style-name="Heading_20_3">
      <style:paragraph-properties fo:break-before="page"/>
      <style:text-properties officeooo:paragraph-rsid="009c1224"/>
    </style:style>
    <style:style style:name="P86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7" style:family="paragraph" style:parent-style-name="Table_20_Contents">
      <style:text-properties officeooo:rsid="00a416c0" officeooo:paragraph-rsid="00a416c0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8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33</text:p>
          </table:table-cell>
          <table:table-cell table:style-name="Table3.C24" office:value-type="string">
            <text:p text:style-name="P81">Read Pixel at P01,P23 Sprite Adjusted to P0. Error if out of range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2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5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2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2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2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2" office:value-type="string">
            <text:p text:style-name="P70">Queue a sound : P0 = channel, P1P2 = frequency P3P4 = duration in ms, <text:span text:style-name="T18">P5P6 = slide </text:span><text:span text:style-name="T21">change </text:span><text:span text:style-name="T22">per m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7" office:value-type="string">
            <text:p text:style-name="P72">Play sound effect P1 on channel P0</text:p>
          </table:table-cell>
        </table:table-row>
      </table:table>
      <text:p text:style-name="P5"/>
      <text:h text:style-name="P84" text:outline-level="3"/>
      <text:h text:style-name="P85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9">7</text:p>
          </table:table-cell>
          <table:table-cell table:style-name="Table8.A1" office:value-type="string">
            <text:p text:style-name="P77">8</text:p>
          </table:table-cell>
          <table:table-cell table:style-name="Table8.C1" office:value-type="string">
            <text:p text:style-name="P78">9</text:p>
          </table:table-cell>
        </table:table-row>
        <table:table-row table:style-name="Table8.1">
          <table:table-cell table:style-name="Table8.A2" office:value-type="string">
            <text:p text:style-name="P79">4</text:p>
          </table:table-cell>
          <table:table-cell table:style-name="Table8.A2" office:value-type="string">
            <text:p text:style-name="P77">0/5</text:p>
          </table:table-cell>
          <table:table-cell table:style-name="Table8.C2" office:value-type="string">
            <text:p text:style-name="P78">6</text:p>
          </table:table-cell>
        </table:table-row>
        <table:table-row table:style-name="Table8.1">
          <table:table-cell table:style-name="Table8.A3" office:value-type="string">
            <text:p text:style-name="P79">1</text:p>
          </table:table-cell>
          <table:table-cell table:style-name="Table8.A3" office:value-type="string">
            <text:p text:style-name="P77">2</text:p>
          </table:table-cell>
          <table:table-cell table:style-name="Table8.C3" office:value-type="string">
            <text:p text:style-name="P78">3</text:p>
          </table:table-cell>
        </table:table-row>
      </table:table>
      <text:p text:style-name="P75"/>
      <text:h text:style-name="P83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86">22</text:p>
          </table:table-cell>
          <table:table-cell table:style-name="Table4.A2" office:value-type="string">
            <text:p text:style-name="P86">V</text:p>
          </table:table-cell>
          <table:table-cell table:style-name="Table4.C2" office:value-type="string">
            <text:p text:style-name="P87">Vertical Tab</text:p>
          </table:table-cell>
        </table:table-row>
        <table:table-row>
          <table:table-cell table:style-name="Table4.A2" office:value-type="string">
            <text:p text:style-name="P53">2<text:span text:style-name="T23">3</text:span>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8T09:19:44.353630413</dc:date>
    <meta:editing-duration>PT2H16M9S</meta:editing-duration>
    <meta:editing-cycles>103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22" meta:word-count="1179" meta:character-count="6184" meta:non-whitespace-character-count="5176"/>
  </office:meta>
</office:document-meta>
</file>